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iamt(o.invoice_no_id.amount_total or 0)&gt;</text:placeholder></text:p>
            <text:p text:style-name="P12">Rs. <text:s/><text:placeholder text:placeholder-type="text">&lt;get_i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iamt(o.invoice_no_id.amount_total*o.excise_duty_id.amount/100)&gt;</text:placeholder></text:span></text:p>
            <text:p text:style-name="P12">Rs. <text:s text:c="2"/><text:span text:style-name="T14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8-05T11:42:28</dc:date>
    <meta:editing-duration>PT12H56M21S</meta:editing-duration>
    <meta:editing-cycles>217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50" meta:character-count="3599" meta:non-whitespace-character-count="3166"/>
  </office:meta>
</office:document-meta>
</file>